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7102e"/>
    </style:style>
    <style:style style:name="P2" style:family="paragraph" style:parent-style-name="Standard">
      <style:text-properties officeooo:paragraph-rsid="0007d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LAM</text:p>
      <text:p text:style-name="P1"/>
      <text:p text:style-name="P1">BSP</text:p>
      <text:p text:style-name="P1">BH</text:p>
      <text:p text:style-name="P1"/>
      <text:p text:style-name="P1">ɓ REF IO DH ɗ</text:p>
      <text:p text:style-name="Standard">YH ƴ WHK YUJ TH C H QH G HY T NQ</text:p>
      <text:p text:style-name="Standard">dj dy j è é ê ë ï î ô ö û â</text:p>
      <text:p text:style-name="Standard">DJ DY J È É Ê Ë Ï Î Ô Ö Û Â</text:p>
      <text:p text:style-name="P2">V GH GB Z KPA KPa Kpa </text:p>
      <text:p text:style-name="P2"/>
      <text:p text:style-name="P2">SHA SHa Shaadlam bsp bh ɓ ref io dh ɗ</text:p>
      <text:p text:style-name="Standard"/>
      <text:p text:style-name="Standard">yh ƴ whk yuj ty c h qh g hy t nq </text:p>
      <text:p text:style-name="Standard"/>
      <text:p text:style-name="Standard">v gh gb z kpa sha  AA aa EE ee II ii OO oo UU uu </text:p>
      <text:p text:style-name="Standard"/>
      <text:p text:style-name="Standard">Ñ ñ </text:p>
      <text:p text:style-name="Standard">,./;'[]&lt;&gt;?:{}|_+</text:p>
      <text:p text:style-name="Standard"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4:00:50.809234248</meta:creation-date>
    <dc:date>2019-12-23T14:02:06.243027996</dc:date>
    <meta:editing-duration>PT1M15S</meta:editing-duration>
    <meta:editing-cycles>2</meta:editing-cycles>
    <meta:generator>LibreOffice/5.4.2.2$MacOSX_X86_64 LibreOffice_project/22b09f6418e8c2d508a9eaf86b2399209b0990f4</meta:generator>
    <meta:document-statistic meta:table-count="0" meta:image-count="0" meta:object-count="0" meta:page-count="1" meta:paragraph-count="14" meta:word-count="95" meta:character-count="271" meta:non-whitespace-character-count="185"/>
  </office:meta>
</office:document-meta>
</file>